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Unslanted" svg:font-family="'Latin Modern Roman Unslant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Blue_20_Touch" draw:gradient-step-count="0" draw:textarea-horizontal-align="justify" draw:textarea-vertical-align="middle" draw:auto-grow-height="false" fo:min-height="1.88cm" fo:min-width="5.61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.664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0.602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73cm" fo:min-width="10.983cm"/>
    </style:style>
    <style:style style:name="gr5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0.85cm" fo:min-width="2.6cm"/>
    </style:style>
    <style:style style:name="gr6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1.95cm" fo:min-width="2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gradient" draw:fill-gradient-name="Blue_20_Touch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 Unslanted" fo:font-weight="bold" style:font-weight-asian="bold" style:font-weight-complex="bold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style:paragraph-properties fo:line-height="0.283cm" fo:text-align="center" style:writing-mode="lr-tb"/>
    </style:style>
    <style:style style:name="P8" style:family="paragraph">
      <loext:graphic-properties draw:fill="solid" draw:fill-color="#cccccc"/>
      <style:paragraph-properties fo:line-height="0.283cm"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atin Modern Roman Unslanted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6.6cm" svg:height="2.3cm" svg:x="0.3cm" svg:y="1.5cm">
          <text:p text:style-name="P1"><text:span text:style-name="T1">JAVA VIRTUAL</text:span></text:p>
          <text:p text:style-name="P1"><text:span text:style-name="T1">MACHINE (JVM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2.7cm" svg:height="1cm" svg:x="7.3cm" svg:y="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0.4cm" svg:height="11.5cm" svg:x="14.1cm" svg:y="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11.788cm" svg:height="7.923cm" svg:x="14.5cm" svg:y="2.3cm">
          <draw:text-box>
            <text:p><text:span text:style-name="T2">A JVM executa os bytecodes </text:span></text:p>
            <text:p><text:span text:style-name="T2">utilizando uma combinação </text:span></text:p>
            <text:p><text:span text:style-name="T2">de interpretação e compilação</text:span></text:p>
            <text:p><text:span text:style-name="T2">Just-In-Time, ou seja, traduz</text:span></text:p>
            <text:p><text:span text:style-name="T2">os bytecodes para a linguagem </text:span></text:p>
            <text:p><text:span text:style-name="T2">de máquina do computador.</text:span></text:p>
          </draw:text-box>
        </draw:frame>
        <draw:custom-shape draw:style-name="gr5" draw:text-style-name="P6" draw:layer="layout" svg:width="3.1cm" svg:height="1.1cm" svg:x="10.2cm" svg:y="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cm" svg:height="1.1cm" svg:x="10.2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cm" svg:height="1.1cm" svg:x="10.2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cm" svg:height="1.1cm" svg:x="10.2cm" svg:y="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1cm" svg:height="2.2cm" svg:x="10.2cm" svg:y="7cm">
          <text:p text:style-name="P7"><text:span text:style-name="T3">.</text:span></text:p>
          <text:p text:style-name="P7"><text:span text:style-name="T3">.</text:span></text:p>
          <text:p text:style-name="P7"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cm" svg:height="1.1cm" svg:x="10.2cm" svg:y="9.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966cm" svg:height="1.673cm" svg:x="10.3cm" svg:y="0.3cm">
          <draw:text-box>
            <text:p>Memória</text:p>
            <text:p>primári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 Unslanted" svg:font-family="'Latin Modern Roman Unslant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2T21:11:35.091836115</meta:creation-date>
    <dc:date>2024-03-01T16:54:16.789332772</dc:date>
    <meta:editing-duration>PT31M49S</meta:editing-duration>
    <meta:editing-cycles>5</meta:editing-cycles>
    <meta:generator>LibreOffice/6.0.7.3$Linux_X86_64 LibreOffice_project/00m0$Build-3</meta:generator>
    <meta:document-statistic meta:object-count="11"/>
  </office:meta>
</office:document-meta>
</file>